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3"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4"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P5"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6"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7" style:family="paragraph" style:parent-style-name="Standard">
      <style:paragraph-properties fo:margin-top="0in" fo:margin-bottom="0in" fo:line-height="100%" fo:text-align="start" style:justify-single-word="false"/>
    </style:style>
    <style:style style:name="P8" style:family="paragraph" style:parent-style-name="Standard">
      <style:paragraph-properties fo:margin-top="0in" fo:margin-bottom="0in" fo:line-height="100%" fo:text-align="start" style:justify-single-word="false"/>
      <style:text-properties fo:color="#000000" fo:font-size="10.5pt" style:font-size-asian="10.5pt" style:font-size-complex="10.5pt"/>
    </style:style>
    <style:style style:name="P9" style:family="paragraph" style:parent-style-name="Standard">
      <style:paragraph-properties fo:margin-top="0in" fo:margin-bottom="0in" fo:line-height="100%" fo:text-align="start" style:justify-single-word="false"/>
      <style:text-properties fo:color="#000000" fo:font-size="10.5pt" style:text-underline-style="none" fo:background-color="transparent"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T3"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4"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5" style:family="text">
      <style:text-properties fo:font-variant="normal" fo:text-transform="none" fo:color="#000000" style:font-name="Georgia" fo:letter-spacing="normal" fo:font-style="normal" fo:font-weight="normal" style:font-weight-asian="normal" style:font-weight-complex="normal"/>
    </style:style>
    <style:style style:name="T6" style:family="text">
      <style:text-properties fo:font-variant="normal" fo:text-transform="none" fo:color="#000000" style:font-name="Georgia" fo:letter-spacing="normal" fo:font-style="normal" fo:font-weight="bold" style:font-weight-asian="bold" style:font-weight-complex="bold"/>
    </style:style>
    <style:style style:name="T7" style:family="text">
      <style:text-properties fo:font-variant="normal" fo:text-transform="none" fo:color="#000000" style:font-name="Georgia" fo:letter-spacing="normal" fo:font-style="italic" fo:font-weight="normal" style:font-weight-asian="normal" style:font-weight-complex="normal"/>
    </style:style>
    <style:style style:name="T8" style:family="text">
      <style:text-properties fo:font-variant="normal" fo:text-transform="none" fo:color="#000000" style:font-name="Georgia" fo:font-size="12pt" fo:letter-spacing="normal" fo:language="none" fo:country="none" fo:font-style="normal" fo:font-weight="normal"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9" style:family="text">
      <style:text-properties fo:font-variant="normal" fo:text-transform="none" fo:color="#3b3d40" style:font-name="Georgia" fo:font-size="10.5pt" fo:letter-spacing="normal" fo:font-style="normal" fo:font-weight="normal" style:font-size-asian="10.5pt" style:font-size-complex="10.5pt"/>
    </style:style>
    <style:style style:name="T10" style:family="text">
      <style:text-properties fo:font-variant="normal" fo:text-transform="none" style:font-name="Georgia" fo:letter-spacing="normal" fo:font-style="normal" fo:font-weight="normal"/>
    </style:style>
    <style:style style:name="T11" style:family="text">
      <style:text-properties fo:font-variant="normal" fo:text-transform="none" fo:color="#208080" style:font-name="Georgia" fo:font-size="12pt" fo:letter-spacing="normal" fo:language="none" fo:country="none" fo:font-style="normal" fo:font-weight="normal"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12" style:family="text">
      <style:text-properties fo:font-variant="normal" fo:text-transform="none" fo:color="#208080" style:font-name="Georgia" fo:font-size="10.5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3" style:family="text">
      <style:text-properties fo:font-variant="normal" fo:text-transform="none" fo:color="#bf3030" style:font-name="Georgia" fo:font-size="12pt" fo:letter-spacing="normal" fo:language="none" fo:country="none" fo:font-style="normal" fo:font-weight="normal"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14" style:family="text">
      <style:text-properties fo:font-variant="normal" fo:text-transform="none" fo:color="#bf3030" style:font-name="Georgia" fo:font-size="10.5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5" style:family="text">
      <style:text-properties fo:color="#000000" style:font-name="Georgia" style:font-weight-asian="normal" style:font-weight-complex="normal"/>
    </style:style>
    <style:style style:name="T16" style:family="text">
      <style:text-properties fo:color="#000000" fo:language="zxx" fo:country="none" style:font-name-asian="Georgia" style:language-asian="zxx" style:country-asian="none" style:font-name-complex="Georgia" style:language-complex="zxx" style:country-complex="none"/>
    </style:style>
    <style:style style:name="T17" style:family="text">
      <style:text-properties fo:color="#000000" fo:language="zxx" fo:country="none" fo:font-weight="bold" style:font-name-asian="Georgia" style:language-asian="zxx" style:country-asian="none" style:font-weight-asian="bold" style:font-name-complex="Georgia" style:language-complex="zxx" style:country-complex="none" style:font-weight-complex="bold"/>
    </style:style>
    <style:style style:name="T18" style:family="text">
      <style:text-properties fo:color="#000000" fo:language="zxx" fo:country="none" fo:font-style="italic" style:font-name-asian="Georgia" style:language-asian="zxx" style:country-asian="none" style:font-style-asian="italic" style:font-name-complex="Georgia" style:language-complex="zxx" style:country-complex="none" style:font-style-complex="italic"/>
    </style:style>
    <style:style style:name="T19" style:family="text">
      <style:text-properties fo:color="#000000" style:font-weight-asian="normal" style:font-weight-complex="normal"/>
    </style:style>
    <style:style style:name="T20" style:family="text">
      <style:text-properties style:font-name="Georgia" fo:language="zxx" fo:country="none" style:font-name-asian="Georgia" style:language-asian="zxx" style:country-asian="none" style:font-name-complex="Georgia" style:language-complex="zxx" style:country-complex="none"/>
    </style:style>
    <style:style style:name="T21" style:family="text">
      <style:text-properties style:font-name="Georgia" fo:font-size="12pt" fo:language="none" fo:country="none" style:text-underline-style="none" fo:background-color="transparent" style:font-name-asian="Georgia" style:font-size-asian="12pt" style:language-asian="none" style:country-asian="none" style:font-name-complex="Georgia" style:font-size-complex="12pt" style:language-complex="none" style:country-complex="none"/>
    </style:style>
    <style:style style:name="T22" style:family="text">
      <style:text-properties style:font-name="Georgia" fo:language="none" fo:country="none" style:text-underline-style="none" fo:background-color="transparent" style:font-name-asian="Georgia" style:language-asian="none" style:country-asian="none" style:font-name-complex="Georgia" style:language-complex="none" style:country-complex="none"/>
    </style:style>
    <style:style style:name="T23" style:family="text">
      <style:text-properties style:font-name="Georgia" fo:language="none" fo:country="none" style:font-name-asian="Georgia" style:language-asian="none" style:country-asian="none" style:font-name-complex="Georgia" style:language-complex="none" style:country-complex="none"/>
    </style:style>
    <style:style style:name="T24"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Promise of Suffering</text:p>
      <text:p text:style-name="P1"><text:span text:style-name="T1">Read:</text:span> Revelation 2:8-11</text:p>
      <text:p text:style-name="P1"><text:span text:style-name="T1">Text:</text:span> <text:span text:style-name="T16">Revelation 2:10 “Fear none of those things which thou shalt suffer”</text:span></text:p>
      <text:p text:style-name="P2"><text:span text:style-name="T1">Introduction:</text:span> The church in Smyrna was about 35 miles north of Ephesus. <text:s/>This church is commended for several things without seeming to be reproved for any error or sin among themselves. <text:s/>They are instead given a prophetic warning about coming events. <text:s/>This church was first pastored by <text:span text:style-name="T15">Polycarp, a first century Christian who was the pastor at the time of this writing. </text:span></text:p>
      <text:p text:style-name="P3"/>
      <text:p text:style-name="P2"><text:span text:style-name="T1">I know thy works: </text:span><text:s/>Once again we have a church that was proactive. <text:s/>They were doing the things that displayed their faith to their community.</text:p>
      <text:p text:style-name="P2">Jesus is commending them for the things that they did.</text:p>
      <text:p text:style-name="P2"/>
      <text:p text:style-name="P2"><text:span text:style-name="T1">I know thy tribulation:</text:span> <text:s/>Aren't you glad that God is aware of the trials and tribulations that you and I go through? <text:s/>He actually knows what we are facing and will be facing as we head into our day. <text:s/>(Evangelist Ted Williams and God providing each need one by one)</text:p>
      <text:p text:style-name="P2"/>
      <text:p text:style-name="P2"><text:span text:style-name="T1">I know thy poverty:</text:span> <text:s/>he knew exactly how much need they had as well as how much money they did not have. <text:s/>He is saying that he knows their lean bank account down here on earth. <text:s/>Then, He follows it with “<text:span text:style-name="T16">(but thou art rich)." <text:s/>And this richness is the wealth that only comes from laying up your treasures in heaven. <text:s/>It is as if He is saying: "I know that your account is low but you have another bank account and, in that bank account, you are a millionaire." <text:s/>If you could be wealthy either here and now or later in eternity which would you choose? <text:s/>Far too many saints have a problem with this decision. <text:s/>It is wonderful if we can be wealthy in both places but this place down here is only temporary anyway.</text:span></text:p>
      <text:p text:style-name="P2"/>
      <text:p text:style-name="P2"><text:span text:style-name="T1">I know the </text:span><text:span text:style-name="T17">blasphemy </text:span><text:span text:style-name="T1">of the false Jews:</text:span> <text:s/><text:span text:style-name="T19">The “synagogue of Satan” was a group of physical Jews who followed tradition and the Mosaic Law yet in reality did not know God. They were “not” Jews in the sense that they did not have the faith of their father Abraham, and they were “of Satan” in that they had rejected Jesus Christ. <text:s/>These people caused a lot of grief for the church leaders at Smyrna.</text:span></text:p>
      <text:p text:style-name="P2"/>
      <text:p text:style-name="P2"><text:span text:style-name="T1">I know your future and it ain't pretty:</text:span> <text:s/>1. T<text:span text:style-name="T16">hou shalt suffer. 2. The devil shall cast </text:span><text:span text:style-name="T18">some</text:span><text:span text:style-name="T16"> of you into prison. <text:s/>3. You shall have tribulation ten days. <text:s/>The phrase 10 days doesn't refer to 10 24 hour days. <text:s/>In Biblical numerology the number 10 speaks of the completion of divine order. </text:span></text:p>
      <text:p text:style-name="P2"><text:span text:style-name="T16"><text:s/>There are 10 commandments. <text:s/>The tithe is 10%. <text:s/>There were 10 plagues in Egypt. <text:s/>There were 10 witnesses required for legal matters in the Bible.</text:span></text:p>
      <text:p text:style-name="P8"><text:span text:style-name="T20"><text:s text:c="2"/>What God is promising here is that you will go through trials and tribulations until the lessons are complete. <text:s/>There are things that you must learn and there are lessons that your persecutors must learn. <text:s/>God will sort it out in the end but settle in for the long haul. <text:s/>Hebrews </text:span><text:span text:style-name="T21">12:11 tells us: </text:span><text:span text:style-name="T22">“Now no chastening for the present seemeth to be joyous, but grievous: nevertheless afterward it yieldeth the peaceable fruit of right-eousness unto them which are exercised thereby.”</text:span></text:p>
      <text:p text:style-name="P9"><text:span text:style-name="T23"/></text:p>
      <text:p text:style-name="P9"><text:span text:style-name="T24">Don't be afraid...be faithful unto death:</text:span><text:span text:style-name="T23"> I know there is a teaching among some in the body of Christ that Christians don't suffer. <text:s/>Not only is this false teaching from scriptures such as this but our own experience would confirm that either this teaching is false or we are not truly saved for we all can testify that we have suffered in <text:s/>various ways since we have experienced salvation. </text:span></text:p>
      <text:p text:style-name="P8"><text:span text:style-name="T20"/></text:p>
      <text:p text:style-name="P7"><text:span text:style-name="T3">Conclude:</text:span><text:span text:style-name="T2"> This church was pastored by Polycarp. <text:s text:c="2"/>Polycarp was martyred in Smyrna around A.D. 155. <text:s/>At Polycarp’s trial, the unbelieving Jews of Smyrna joined with the pagans in condemning him to death. Eusebius writes that “the Jews, being especially zealous . . . ran to procure fuel” for the burning.” <text:s/>When he was tied to the stake surrounded by the dried branches and wood; he was offered a chance to recant his faith in Christ. <text:s/>His reply was simply this: “Eighty and six years have I served Him and He has not denied me once. <text:s/>How can I deny Him now?” <text:s/>The fire was lit, the wood pilings burned but the flames did not touch His body. <text:s/>The fire formed a chimney of air around him. <text:s/>An angry soldier stuck his spear through the flames and pierced him. <text:s/>His bodily fluids poured out and extinguished the flames as he expired. <text:s/>History records that the fire had to be relight <text:s/>several times before his body was finally consumed in the flames. <text:s/>Oh wouldn't you have liked to have been there when Polycarp entered into heavens portals! <text:s/>Jesus makes a final promise to the believers in Smyrna: “</text:span><text:span text:style-name="T4">Revelation 2:11 “He that hath an ear, let him hear what the Spirit saith unto the churches; He that overcometh shall not be hurt of the second death.” <text:s/></text:span><text:span text:style-name="T2"><text:s/>The overcomers, <text:s/>refers to all believers. <text:s/>The second death is a reference to the final judgment of the wicked. <text:s/>Believers will not be hurt “at all” by that judgment because their sin was judged at the cross, and, in Christ, there is no more condemnation (</text:span><text:span text:style-name="T2">). </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7</meta:editing-cycles>
    <meta:creation-date>2014-03-28T17:34:00</meta:creation-date>
    <dc:date>2021-08-01T05:35:52.84</dc:date>
    <meta:editing-duration>P1DT4H58M46S</meta:editing-duration>
    <meta:generator>OpenOffice/4.1.3$Win32 OpenOffice.org_project/413m1$Build-9783</meta:generator>
    <meta:printed-by>j </meta:printed-by>
    <meta:print-date>2021-08-01T05:35:28.44</meta:print-date>
    <meta:document-statistic meta:table-count="0" meta:image-count="0" meta:object-count="0" meta:page-count="1" meta:paragraph-count="14" meta:word-count="875" meta:character-count="48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